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5eaa1" officeooo:paragraph-rsid="0015eaa1"/>
    </style:style>
    <style:style style:name="P2" style:family="paragraph" style:parent-style-name="Standard">
      <style:text-properties officeooo:rsid="001a8b00" officeooo:paragraph-rsid="001a8b00"/>
    </style:style>
    <style:style style:name="P3" style:family="paragraph" style:parent-style-name="Standard">
      <style:text-properties officeooo:rsid="001780fe" officeooo:paragraph-rsid="001780fe"/>
    </style:style>
    <style:style style:name="P4" style:family="paragraph" style:parent-style-name="Standard" style:list-style-name="L1">
      <style:text-properties officeooo:rsid="001780fe" officeooo:paragraph-rsid="001780fe"/>
    </style:style>
    <style:style style:name="P5" style:family="paragraph" style:parent-style-name="Standard" style:list-style-name="L2">
      <style:text-properties officeooo:rsid="001780fe" officeooo:paragraph-rsid="001780fe"/>
    </style:style>
    <style:style style:name="P6" style:family="paragraph" style:parent-style-name="Standard" style:list-style-name="L3">
      <style:text-properties officeooo:rsid="001780fe" officeooo:paragraph-rsid="001780fe"/>
    </style:style>
    <style:style style:name="P7" style:family="paragraph" style:parent-style-name="Standard" style:list-style-name="L3">
      <style:text-properties officeooo:rsid="001c7694" officeooo:paragraph-rsid="001c7694"/>
    </style:style>
    <style:style style:name="P8" style:family="paragraph" style:parent-style-name="Standard">
      <style:text-properties officeooo:rsid="001c7694" officeooo:paragraph-rsid="001c7694"/>
    </style:style>
    <style:style style:name="P9" style:family="paragraph" style:parent-style-name="Standard" style:list-style-name="L3">
      <style:text-properties officeooo:rsid="001ce3a5" officeooo:paragraph-rsid="001ce3a5"/>
    </style:style>
    <style:style style:name="P10" style:family="paragraph" style:parent-style-name="Table_20_Contents">
      <style:text-properties officeooo:rsid="001c7694" officeooo:paragraph-rsid="001c7694"/>
    </style:style>
    <style:style style:name="P11" style:family="paragraph" style:parent-style-name="Standard" style:list-style-name="L3">
      <style:text-properties officeooo:rsid="0017e645" officeooo:paragraph-rsid="0017e645"/>
    </style:style>
    <style:style style:name="P12" style:family="paragraph" style:parent-style-name="Standard" style:list-style-name="L3">
      <style:text-properties officeooo:rsid="001ad6a8" officeooo:paragraph-rsid="001ad6a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ad6a8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  <style:text-properties officeooo:rsid="001ad6a8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  <style:text-properties officeooo:rsid="001ad6a8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officeooo:rsid="001ad6a8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  <style:text-properties officeooo:rsid="001ad6a8"/>
    </style:style>
    <style:style style:name="P18" style:family="paragraph" style:parent-style-name="Text_20_body" style:list-style-name="L8">
      <style:paragraph-properties fo:margin-left="0cm" fo:margin-right="0cm" fo:text-indent="0cm" style:auto-text-indent="false"/>
      <style:text-properties officeooo:rsid="001ad6a8"/>
    </style:style>
    <style:style style:name="P19" style:family="paragraph" style:parent-style-name="Text_20_body" style:list-style-name="L9">
      <style:paragraph-properties fo:margin-left="0cm" fo:margin-right="0cm" fo:text-indent="0cm" style:auto-text-indent="false"/>
      <style:text-properties officeooo:rsid="001ad6a8"/>
    </style:style>
    <style:style style:name="P20" style:family="paragraph" style:parent-style-name="Text_20_body" style:list-style-name="L10">
      <style:paragraph-properties fo:margin-left="0cm" fo:margin-right="0cm" fo:text-indent="0cm" style:auto-text-indent="false"/>
      <style:text-properties officeooo:rsid="001ad6a8"/>
    </style:style>
    <style:style style:name="P21" style:family="paragraph" style:parent-style-name="Standard">
      <style:text-properties officeooo:rsid="0017e645" officeooo:paragraph-rsid="001c7694"/>
    </style:style>
    <style:style style:name="P22" style:family="paragraph" style:parent-style-name="Standard">
      <style:text-properties officeooo:rsid="0017e645" officeooo:paragraph-rsid="0017e645"/>
    </style:style>
    <style:style style:name="P23" style:family="paragraph" style:parent-style-name="Table_20_Contents">
      <style:text-properties officeooo:rsid="001ce3a5" officeooo:paragraph-rsid="001ce3a5"/>
    </style:style>
    <style:style style:name="P24" style:family="paragraph" style:parent-style-name="Standard">
      <style:text-properties officeooo:rsid="001780fe" officeooo:paragraph-rsid="001da442"/>
    </style:style>
    <style:style style:name="P25" style:family="paragraph" style:parent-style-name="Standard" style:list-style-name="L11">
      <style:text-properties officeooo:rsid="001aac9c" officeooo:paragraph-rsid="001da442"/>
    </style:style>
    <style:style style:name="P26" style:family="paragraph" style:parent-style-name="Standard" style:list-style-name="L12">
      <style:text-properties officeooo:rsid="0017e645" officeooo:paragraph-rsid="0017e645"/>
    </style:style>
    <style:style style:name="P27" style:family="paragraph" style:parent-style-name="Standard" style:list-style-name="L13">
      <style:text-properties officeooo:rsid="0017e645" officeooo:paragraph-rsid="0017e645"/>
    </style:style>
    <style:style style:name="P28" style:family="paragraph" style:parent-style-name="Standard">
      <style:text-properties officeooo:rsid="0018be8c" officeooo:paragraph-rsid="0018be8c"/>
    </style:style>
    <style:style style:name="P29" style:family="paragraph" style:parent-style-name="Standard" style:list-style-name="L14">
      <style:text-properties officeooo:rsid="0018be8c" officeooo:paragraph-rsid="0018be8c"/>
    </style:style>
    <style:style style:name="P30" style:family="paragraph" style:parent-style-name="Standard" style:list-style-name="L14">
      <style:text-properties officeooo:rsid="001aac9c" officeooo:paragraph-rsid="001aac9c"/>
    </style:style>
    <style:style style:name="P31" style:family="paragraph" style:parent-style-name="Standard" style:list-style-name="L15">
      <style:text-properties officeooo:rsid="0018be8c" officeooo:paragraph-rsid="0018be8c"/>
    </style:style>
    <style:style style:name="P32" style:family="paragraph" style:parent-style-name="Standard" style:list-style-name="L16">
      <style:text-properties officeooo:rsid="0018be8c" officeooo:paragraph-rsid="0018be8c"/>
    </style:style>
    <style:style style:name="T1" style:family="text">
      <style:text-properties officeooo:rsid="001bb498"/>
    </style:style>
    <style:style style:name="T2" style:family="text">
      <style:text-properties officeooo:rsid="001aac9c"/>
    </style:style>
    <style:style style:name="T3" style:family="text">
      <style:text-properties fo:language="en" fo:country="G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/>
      <text:p text:style-name="P2">Copy and past FR, NFR, KPI and UAC – <text:span text:style-name="T1">must have these everything is built around them </text:span></text:p>
      <text:p text:style-name="P1"/>
      <text:p text:style-name="P3">overveiw and decompostion diagream, </text:p>
      <text:list text:style-name="L1">
        <text:list-item>
          <text:p text:style-name="P4">large flow chart style diagram showing the overall structur of your diagram, </text:p>
        </text:list-item>
      </text:list>
      <text:p text:style-name="P3"/>
      <text:p text:style-name="P3">ER diagram for database</text:p>
      <text:list text:style-name="L2">
        <text:list-item>
          <text:p text:style-name="P5">build and er diagram showing the entitys </text:p>
        </text:list-item>
        <text:list-item>
          <text:p text:style-name="P5">justift and explain it whats the forgin key whats primary key each field shows realationship why is each one called each thing etc </text:p>
        </text:list-item>
        <text:list-item>
          <text:p text:style-name="P5">should look like on php my admin <text:span text:style-name="T2">when you click design </text:span></text:p>
        </text:list-item>
      </text:list>
      <text:p text:style-name="P3"/>
      <text:p text:style-name="P3"/>
      <text:p text:style-name="P3">table structure </text:p>
      <text:list text:style-name="L3">
        <text:list-item>
          <text:p text:style-name="P6">justification for each field </text:p>
        </text:list-item>
        <text:list-item>
          <text:p text:style-name="P7">do a high level so you can see all fields and hats connecting to what</text:p>
        </text:list-item>
        <text:list-item>
          <text:p text:style-name="P7">use a designer to do this not just libra</text:p>
        </text:list-item>
        <text:list-item>
          <text:p text:style-name="P7">just justify the keys etc and why u need each table </text:p>
        </text:list-item>
        <text:list-item>
          <text:p text:style-name="P7">talk and one to meny</text:p>
        </text:list-item>
      </text:list>
      <text:p text:style-name="P8"/>
      <text:list text:continue-numbering="true" text:style-name="L3">
        <text:list-header>
          <text:p text:style-name="P7"/>
          <text:p text:style-name="P7">data dictionary- </text:p>
        </text:list-header>
        <text:list-item>
          <text:p text:style-name="P9">one per table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0">feildname</text:p>
          </table:table-cell>
          <table:table-cell table:style-name="Table1.A1" office:value-type="string">
            <text:p text:style-name="P10">Data type</text:p>
          </table:table-cell>
          <table:table-cell table:style-name="Table1.A1" office:value-type="string">
            <text:p text:style-name="P10">Example data</text:p>
          </table:table-cell>
          <table:table-cell table:style-name="Table1.A1" office:value-type="string">
            <text:p text:style-name="P10">validation</text:p>
          </table:table-cell>
          <table:table-cell table:style-name="Table1.E1" office:value-type="string">
            <text:p text:style-name="P10">justification</text:p>
          </table:table-cell>
        </table:table-row>
      </table:table>
      <text:p text:style-name="P8"/>
      <text:p text:style-name="P8"/>
      <text:p text:style-name="P8"/>
      <text:list xml:id="list105142105593671" text:continue-numbering="true" text:style-name="L3">
        <text:list-item>
          <text:p text:style-name="P6">list of field in each table </text:p>
        </text:list-item>
        <text:list-item>
          <text:p text:style-name="P11">primary key identify each user in the record</text:p>
        </text:list-item>
        <text:list-item>
          <text:p text:style-name="P11">list data types</text:p>
        </text:list-item>
        <text:list-item>
          <text:p text:style-name="P11">give example data </text:p>
        </text:list-item>
        <text:list-item>
          <text:p text:style-name="P12">something like this: </text:p>
          <text:list>
            <text:list-item>
              <text:p text:style-name="P12"><text:span text:style-name="T3">Users</text:span> </text:p>
            </text:list-item>
          </text:list>
        </text:list-item>
      </text:list>
      <text:p text:style-name="P13"><text:span text:style-name="T3"><text:tab/><text:tab/>The users table, this will store all the user details from when they register, and be <text:tab/>able to <text:tab/>have the users log in details. It has the main user ID primary key, and will hold <text:tab/><text:tab/>sensitive <text:tab/>information about each user.</text:span> </text:p>
      <text:p text:style-name="P13"><text:span text:style-name="T3"><text:tab/>The fields will be:</text:span> </text:p>
      <text:list text:style-name="L4">
        <text:list-item>
          <text:list>
            <text:list-item>
              <text:p text:style-name="P14"><text:span text:style-name="T3">first name – the user first name will be stored here e.g. James</text:span> 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T3">surname – the users surname will be stored here e.g. smith</text:span> </text:p>
            </text:list-item>
          </text:list>
        </text:list-item>
      </text:list>
      <text:list text:style-name="L6">
        <text:list-item>
          <text:list>
            <text:list-item>
              <text:p text:style-name="P16"><text:span text:style-name="T3">username – the users personal username, e.g. Jsmith</text:span> </text:p>
            </text:list-item>
          </text:list>
        </text:list-item>
      </text:list>
      <text:list text:style-name="L7">
        <text:list-item>
          <text:list>
            <text:list-item>
              <text:p text:style-name="P17"><text:span text:style-name="T3">passwords – users checked password that will be used to log in will be hashed and stored e.g. password123     (NF 1.2)</text:span> </text:p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T3">user id – auto incremented user id e.g. 1</text:span> </text:p>
            </text:list-item>
          </text:list>
        </text:list-item>
      </text:list>
      <text:list text:style-name="L9">
        <text:list-item>
          <text:list>
            <text:list-item>
              <text:p text:style-name="P19"><text:span text:style-name="T3">date of birth</text:span> </text:p>
            </text:list-item>
          </text:list>
        </text:list-item>
      </text:list>
      <text:list text:style-name="L10">
        <text:list-item>
          <text:list>
            <text:list-item>
              <text:p text:style-name="P20"><text:soft-page-break/><text:span text:style-name="T3">address</text:span> </text:p>
            </text:list-item>
          </text:list>
        </text:list-item>
      </text:list>
      <text:p text:style-name="P21"/>
      <text:p text:style-name="P22">data structures / veriable lists 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23">Veriable name</text:p>
          </table:table-cell>
          <table:table-cell table:style-name="Table2.A1" office:value-type="string">
            <text:p text:style-name="P23">Scope (local or global)</text:p>
          </table:table-cell>
          <table:table-cell table:style-name="Table2.A1" office:value-type="string">
            <text:p text:style-name="P23">Data type</text:p>
          </table:table-cell>
          <table:table-cell table:style-name="Table2.A1" office:value-type="string">
            <text:p text:style-name="P23">Example data</text:p>
          </table:table-cell>
          <table:table-cell table:style-name="Table2.A1" office:value-type="string">
            <text:p text:style-name="P23">Where used (list the pages)</text:p>
          </table:table-cell>
          <table:table-cell table:style-name="Table2.F1" office:value-type="string">
            <text:p text:style-name="P23">justification</text:p>
          </table:table-cell>
        </table:table-row>
      </table:table>
      <text:p text:style-name="P22"/>
      <text:p text:style-name="P22"/>
      <text:p text:style-name="P22"/>
      <text:list text:continue-list="list105142105593671" text:style-name="L3">
        <text:list-item>
          <text:p text:style-name="P11">what veriables you think you need </text:p>
        </text:list-item>
        <text:list-item>
          <text:p text:style-name="P9">globale – post or session only - </text:p>
        </text:list-item>
        <text:list-item>
          <text:p text:style-name="P9">$conn no example, all pages but index and datatype is: database connection object</text:p>
        </text:list-item>
        <text:list-item>
          <text:p text:style-name="P9">just main veriables</text:p>
        </text:list-item>
      </text:list>
      <text:p text:style-name="P22"/>
      <text:p text:style-name="P24">data flow diagram </text:p>
      <text:list text:style-name="L11">
        <text:list-item>
          <text:p text:style-name="P25">pre made in other page copy and paste overveiw of pages</text:p>
        </text:list-item>
      </text:list>
      <text:p text:style-name="P22"/>
      <text:p text:style-name="P22">colour schemes </text:p>
      <text:list text:style-name="L12">
        <text:list-item>
          <text:p text:style-name="P26">show what colours you intend to use </text:p>
        </text:list-item>
        <text:list-item>
          <text:p text:style-name="P26">make sure it complemets maybe make a palete </text:p>
        </text:list-item>
        <text:list-item>
          <text:p text:style-name="P26">use a colour picker online </text:p>
        </text:list-item>
        <text:list-item>
          <text:p text:style-name="P26">how do the colours link and work with senario </text:p>
        </text:list-item>
        <text:list-item>
          <text:p text:style-name="P26">explain where likely to see them </text:p>
        </text:list-item>
        <text:list-item>
          <text:p text:style-name="P26">where it will be used </text:p>
        </text:list-item>
      </text:list>
      <text:p text:style-name="P22"/>
      <text:p text:style-name="P22"/>
      <text:p text:style-name="P22">interface design </text:p>
      <text:list text:style-name="L13">
        <text:list-item>
          <text:p text:style-name="P27">what u do on figma what do you actuly want it too look like </text:p>
        </text:list-item>
        <text:list-item>
          <text:p text:style-name="P27">ok to borrow inages </text:p>
        </text:list-item>
        <text:list-item>
          <text:p text:style-name="P27">rolaty free images </text:p>
        </text:list-item>
        <text:list-item>
          <text:p text:style-name="P27">make use of colours etc </text:p>
        </text:list-item>
        <text:list-item>
          <text:p text:style-name="P27">explain desitions </text:p>
        </text:list-item>
      </text:list>
      <text:p text:style-name="P22"/>
      <text:p text:style-name="P28">algorthlthm designes </text:p>
      <text:list text:style-name="L14">
        <text:list-item>
          <text:p text:style-name="P29">use pudo code </text:p>
        </text:list-item>
        <text:list-item>
          <text:p text:style-name="P29">just design algorthems that do something important </text:p>
        </text:list-item>
        <text:list-item>
          <text:p text:style-name="P30">copy and paste your code turn into pudocode thats it </text:p>
        </text:list-item>
        <text:list-item>
          <text:p text:style-name="P30">justify and explain bellow</text:p>
        </text:list-item>
      </text:list>
      <text:p text:style-name="P28"/>
      <text:p text:style-name="P28">test stratigy </text:p>
      <text:list text:style-name="L15">
        <text:list-item>
          <text:p text:style-name="P31">design a set of tests </text:p>
        </text:list-item>
        <text:list-item>
          <text:p text:style-name="P31">what should u test </text:p>
        </text:list-item>
        <text:list-item>
          <text:p text:style-name="P31">what type of test </text:p>
        </text:list-item>
        <text:list-item>
          <text:p text:style-name="P31">what will need to be done </text:p>
        </text:list-item>
        <text:list-item>
          <text:p text:style-name="P31">pre requesits and ependeices </text:p>
        </text:list-item>
        <text:list-item>
          <text:p text:style-name="P31">so what code you needs to of done to test </text:p>
        </text:list-item>
      </text:list>
      <text:p text:style-name="P28"/>
      <text:p text:style-name="P28">tips </text:p>
      <text:list text:style-name="L16">
        <text:list-item>
          <text:p text:style-name="P32">could someone stupid build this </text:p>
        </text:list-item>
        <text:list-item>
          <text:p text:style-name="P32">have u linked to fuctonal requiremen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7:47.837501500</meta:creation-date>
    <dc:date>2026-02-05T09:39:11.408881300</dc:date>
    <meta:editing-duration>PT56M46S</meta:editing-duration>
    <meta:editing-cycles>7</meta:editing-cycles>
    <meta:generator>LibreOffice/25.8.3.2$Windows_X86_64 LibreOffice_project/8ca8d55c161d602844f5428fa4b58097424e324e</meta:generator>
    <meta:document-statistic meta:table-count="2" meta:image-count="0" meta:object-count="0" meta:page-count="2" meta:paragraph-count="78" meta:word-count="526" meta:character-count="2712" meta:non-whitespace-character-count="2242"/>
  </office:meta>
</office:document-meta>
</file>